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3938" officeooo:paragraph-rsid="00103938" fo:background-color="#ffff9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3938" officeooo:paragraph-rsid="00103938" fo:background-color="#fffff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03938" officeooo:paragraph-rsid="00103938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03938"/>
    </style:style>
    <style:style style:name="P5" style:family="paragraph" style:parent-style-name="Standard">
      <style:paragraph-properties fo:text-align="start" style:justify-single-word="false"/>
      <style:text-properties officeooo:paragraph-rsid="0015c0a3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paragraph-rsid="0010393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2093e" officeooo:paragraph-rsid="0012093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03938" officeooo:paragraph-rsid="00103938" fo:background-color="#ffff9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3938" officeooo:paragraph-rsid="00103938" fo:background-color="#ffff9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74ef7" officeooo:paragraph-rsid="00174ef7" fo:background-color="#ffff9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84459" officeooo:paragraph-rsid="00184459" fo:background-color="#ffff9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4459" officeooo:paragraph-rsid="001d2c1a" fo:background-color="#ffff9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84459" officeooo:paragraph-rsid="0020c10a" fo:background-color="#ffff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d2c1a" officeooo:paragraph-rsid="001d2c1a" fo:background-color="#ffff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0c10a" officeooo:paragraph-rsid="0020c10a" fo:background-color="#ffff9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0ee85" officeooo:paragraph-rsid="0020ee85" fo:background-color="#ffff9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03938" officeooo:paragraph-rsid="00103938" fo:background-color="#fffff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74ef7" officeooo:paragraph-rsid="00174ef7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5c0a3" officeooo:paragraph-rsid="00174ef7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5c0a3" officeooo:paragraph-rsid="00184459" fo:background-color="#ffff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8226e" officeooo:paragraph-rsid="0018226e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84459" officeooo:paragraph-rsid="00184459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ea884" officeooo:paragraph-rsid="001ea884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fea25" officeooo:paragraph-rsid="001fea25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0ee85" officeooo:paragraph-rsid="0020ee85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2093e" officeooo:paragraph-rsid="0012093e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74ef7" officeooo:paragraph-rsid="00174ef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3919e" officeooo:paragraph-rsid="0013919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5c0a3" officeooo:paragraph-rsid="0015c0a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03938" officeooo:paragraph-rsid="00103938" fo:background-color="#fff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74ef7" officeooo:paragraph-rsid="00174ef7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226e" officeooo:paragraph-rsid="0018226e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84459" officeooo:paragraph-rsid="00184459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84459" officeooo:paragraph-rsid="001d2c1a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b5ebf" officeooo:paragraph-rsid="001d2c1a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ea884" officeooo:paragraph-rsid="001ea884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fea25" officeooo:paragraph-rsid="001fea25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0ee85" officeooo:paragraph-rsid="0020ee85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2093e" officeooo:paragraph-rsid="0012093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3833e" officeooo:paragraph-rsid="0012093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3833e" officeooo:paragraph-rsid="0013833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5c0a3" officeooo:paragraph-rsid="00174ef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5c0a3" officeooo:paragraph-rsid="0015c0a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3919e" officeooo:paragraph-rsid="0013919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0ee85" officeooo:paragraph-rsid="0020ee85" fo:background-color="#ffff9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officeooo:rsid="0012093e" officeooo:paragraph-rsid="0012093e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2093e" officeooo:paragraph-rsid="0012093e" fo:background-color="#ffff99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font-weight="normal" officeooo:rsid="0012093e" officeooo:paragraph-rsid="0012093e" style:font-weight-asian="normal" style:font-weight-complex="normal"/>
    </style:style>
    <style:style style:name="P49" style:family="paragraph" style:parent-style-name="Preformatted_20_Text">
      <style:text-properties officeooo:paragraph-rsid="0013833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13833e"/>
    </style:style>
    <style:style style:name="P51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13833e" officeooo:paragraph-rsid="001383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2093e" officeooo:paragraph-rsid="0012093e" style:font-size-asian="12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393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5c0a3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3833e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24c6" style:font-weight-asian="bold" style:font-weight-complex="bold"/>
    </style:style>
    <style:style style:name="T10" style:family="text">
      <style:text-properties fo:font-weight="bold" officeooo:rsid="002079ab" style:font-weight-asian="bold" style:font-weight-complex="bold"/>
    </style:style>
    <style:style style:name="T11" style:family="text">
      <style:text-properties fo:font-weight="bold" officeooo:rsid="0025fd38" style:font-weight-asian="bold" style:font-weight-complex="bold"/>
    </style:style>
    <style:style style:name="T12" style:family="text">
      <style:text-properties fo:font-weight="bold" fo:background-color="#ffffff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4ef7" style:font-weight-asian="normal" style:font-weight-complex="normal"/>
    </style:style>
    <style:style style:name="T15" style:family="text">
      <style:text-properties fo:font-weight="normal" officeooo:rsid="00184459" style:font-weight-asian="normal" style:font-weight-complex="normal"/>
    </style:style>
    <style:style style:name="T16" style:family="text">
      <style:text-properties fo:font-weight="normal" officeooo:rsid="002079ab" style:font-weight-asian="normal" style:font-weight-complex="normal"/>
    </style:style>
    <style:style style:name="T17" style:family="text">
      <style:text-properties fo:font-weight="normal" officeooo:rsid="0026a595" style:font-weight-asian="normal" style:font-weight-complex="normal"/>
    </style:style>
    <style:style style:name="T18" style:family="text">
      <style:text-properties fo:font-weight="normal" officeooo:rsid="001fea25" fo:background-color="#ffffff" loext:char-shading-value="0" style:font-weight-asian="normal" style:font-weight-complex="normal"/>
    </style:style>
    <style:style style:name="T19" style:family="text">
      <style:text-properties fo:font-weight="normal" officeooo:rsid="0020ee85" fo:background-color="#ffffff" loext:char-shading-value="0" style:font-weight-asian="normal" style:font-weight-complex="normal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Liberation Serif" fo:font-size="12pt" fo:font-weight="normal" officeooo:rsid="00103938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officeooo:rsid="00174ef7"/>
    </style:style>
    <style:style style:name="T24" style:family="text">
      <style:text-properties fo:background-color="#ffff99" loext:char-shading-value="0"/>
    </style:style>
    <style:style style:name="T25" style:family="text">
      <style:text-properties officeooo:rsid="0013919e" fo:background-color="#ffff99" loext:char-shading-value="0"/>
    </style:style>
    <style:style style:name="T26" style:family="text">
      <style:text-properties officeooo:rsid="001841c1"/>
    </style:style>
    <style:style style:name="T27" style:family="text">
      <style:text-properties officeooo:rsid="001a24c6"/>
    </style:style>
    <style:style style:name="T28" style:family="text">
      <style:text-properties officeooo:rsid="001b5ebf"/>
    </style:style>
    <style:style style:name="T29" style:family="text">
      <style:text-properties officeooo:rsid="002079ab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13833e"/>
    </style:style>
    <style:style style:name="T32" style:family="text">
      <style:text-properties officeooo:rsid="002475fe"/>
    </style:style>
    <style:style style:name="T33" style:family="text">
      <style:text-properties officeooo:rsid="00279b60"/>
    </style:style>
    <style:style style:name="T34" style:family="text">
      <style:text-properties officeooo:rsid="002ce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ção Java SE 7 Programmer I: Working with methods and Encapsulation (Trabalhando com métodos e encapsulamento)</text:p>
      <text:p text:style-name="P8"/>
      <text:p text:style-name="P8"/>
      <text:p text:style-name="P9">1 Create methods with arguments and return values (crie métodos com argumentos e valores de retorno)</text:p>
      <text:p text:style-name="P17"/>
      <text:p text:style-name="P17">DICAS</text:p>
      <text:p text:style-name="P17"/>
      <text:p text:style-name="P3"><text:span text:style-name="T1">- classes, métodos e retornos </text:span><text:span text:style-name="T2">podem ter métodos</text:span><text:span text:style-name="T1"> em seus escopos;</text:span></text:p>
      <text:p text:style-name="P3"><text:span text:style-name="T1">- </text:span><text:span text:style-name="T2">todo método tem uma assinatura</text:span><text:span text:style-name="T1"> </text:span><text:span text:style-name="T2">e um corpo (somente no caso de métodos não abstratos)</text:span><text:span text:style-name="T1">;</text:span></text:p>
      <text:p text:style-name="P30">a assinatura sempre deve ter:</text:p>
      <text:p text:style-name="P30"><text:tab/>- um nome seguindo as regras de identificadores</text:p>
      <text:p text:style-name="P30"><text:tab/>- um tipo de retorno;</text:p>
      <text:p text:style-name="P30"><text:tab/>- um conjunto de parâmetros (pode ser vazio), cada um com seu nome e seu tipo;</text:p>
      <text:p text:style-name="P30"><text:tab/>- um modificador de visibilidade (nem que seja implícito, package-private);</text:p>
      <text:p text:style-name="P30"><text:tab/>- ainda podem ter as palavras reservadas:</text:p>
      <text:p text:style-name="P2"><text:span text:style-name="T1"><text:tab/></text:span><text:span text:style-name="T20">final, abstract, static, synchronized, native, strictfp, throws &lt;exceptions&gt;, throws</text:span></text:p>
      <text:p text:style-name="P4"><text:span text:style-name="T22">- a ordem é sempre a seguinte: </text:span><text:span text:style-name="Source_20_Text"><text:span text:style-name="T21">&lt;MODIFICADORES&gt; &lt;TIPO_RETORNO&gt; &lt;NOME&gt; (&lt;PARÂMETROS&gt;) &lt;THROWS_EXCEPTIONS&gt;</text:span></text:span></text:p>
      <text:p text:style-name="P6"/>
      <text:p text:style-name="P4"><text:span text:style-name="T3">- </text:span><text:span text:style-name="T4">o</text:span><text:span text:style-name="T13"> único modificador possível de ser marcado em parâmetros é</text:span><text:span text:style-name="T8"> </text:span><text:span text:style-name="Source_20_Text"><text:span text:style-name="T21">final</text:span></text:span></text:p>
      <text:p text:style-name="P6"/>
      <text:p text:style-name="P7"/>
      <text:p text:style-name="P7"/>
      <text:p text:style-name="P47"><text:span text:style-name="T23">2 </text:span>Apply the static keyword to methods and fields <text:span text:style-name="T23">(use a palavra static para métodos e campos)</text:span></text:p>
      <text:p text:style-name="P26"/>
      <text:p text:style-name="P26">Modificador STATIC</text:p>
      <text:p text:style-name="P26"/>
      <text:p text:style-name="P26"/>
      <text:p text:style-name="P26">Diferença entre variável/método de classe e variável/método de instância</text:p>
      <text:p text:style-name="P26"/>
      <text:p text:style-name="P26">Variável/método de classe</text:p>
      <text:p text:style-name="P26"/>
      <text:p text:style-name="P46"><text:span text:style-name="T8"><text:tab/></text:span><text:span text:style-name="T13">São variáveis/métodos estáticos, que pertencem a classe e não necessitam de instância (objeto) da classe para serem acessados.</text:span></text:p>
      <text:p text:style-name="P39"><text:tab/>Ex:</text:p>
      <text:p text:style-name="P39"/>
      <text:p text:style-name="P39"><text:tab/>static int motor;</text:p>
      <text:p text:style-name="P39"><text:tab/>Carro.motor;</text:p>
      <text:p text:style-name="P39"/>
      <text:p text:style-name="P26">Variável/método de instância</text:p>
      <text:p text:style-name="P39"><text:tab/></text:p>
      <text:p text:style-name="P39"><text:tab/>São variáveis e métodos não estáticos, que precisam de uma instância de classe para serem acessados.</text:p>
      <text:p text:style-name="P39"/>
      <text:p text:style-name="P39"/>
      <text:p text:style-name="P26">DICAS</text:p>
      <text:p text:style-name="P26"/>
      <text:p text:style-name="P39">- <text:span text:style-name="T34">métodos estáticos não podem ser herdados, devem ser acessados pela classe pai;</text:span></text:p>
      <text:p text:style-name="P39">- métodos estáticos podem acessar variáveis fora de seu escopo, desde que sejam <text:span text:style-name="T32">e</text:span>státicas <text:span text:style-name="T34">(dentro da própria classe)</text:span>;</text:p>
      <text:p text:style-name="P39">-<text:span text:style-name="T8"> this não pode ser usado dentro de contexto estático</text:span>, <text:span text:style-name="T31">deve ser usado chamando diretamente o nome da classe;</text:span></text:p>
      <text:p text:style-name="P40">- se a própria classe tiver um método estático e ela mesma estiver chamando este método, não é preciso chamá-lo usando o nome da classe. Ex:</text:p>
      <text:p text:style-name="P40"/>
      <text:p text:style-name="P48"><text:span text:style-name="Source_20_Text"><text:span text:style-name="T7">class B{</text:span></text:span></text:p>
      <text:p text:style-name="Preformatted_20_Text"><text:span text:style-name="Source_20_Text"><text:span text:style-name="T6"><text:s text:c="4"/>static void x() {</text:span></text:span></text:p>
      <text:p text:style-name="Preformatted_20_Text"><text:span text:style-name="Source_20_Text"><text:span text:style-name="T6"><text:s text:c="8"/>System.out.println("x");</text:span></text:span></text:p>
      <text:p text:style-name="Preformatted_20_Text"><text:span text:style-name="Source_20_Text"><text:span text:style-name="T6"><text:s text:c="4"/>}</text:span></text:span></text:p>
      <text:p text:style-name="Preformatted_20_Text"><text:span text:style-name="Source_20_Text"><text:span text:style-name="T6"><text:s text:c="4"/>static void y() {</text:span></text:span></text:p>
      <text:p text:style-name="Preformatted_20_Text"><text:span text:style-name="Source_20_Text"><text:span text:style-name="T6"><text:s text:c="8"/>System.out.println("y");</text:span></text:span></text:p>
      <text:p text:style-name="Preformatted_20_Text"><text:soft-page-break/><text:span text:style-name="Source_20_Text"><text:span text:style-name="T6"><text:s text:c="4"/>}</text:span></text:span></text:p>
      <text:p text:style-name="Preformatted_20_Text"><text:span text:style-name="Source_20_Text"><text:span text:style-name="T6">}</text:span></text:span></text:p>
      <text:p text:style-name="Preformatted_20_Text"><text:span text:style-name="Source_20_Text"><text:span text:style-name="T6">class A extends B {</text:span></text:span></text:p>
      <text:p text:style-name="Preformatted_20_Text"><text:span text:style-name="Source_20_Text"><text:span text:style-name="T6"><text:s text:c="4"/>public static void main(String[] args) {</text:span></text:span></text:p>
      <text:p text:style-name="Preformatted_20_Text"><text:span text:style-name="Source_20_Text"><text:span text:style-name="T6"><text:s text:c="8"/>x();</text:span></text:span></text:p>
      <text:p text:style-name="Preformatted_20_Text"><text:span text:style-name="Source_20_Text"><text:span text:style-name="T6"><text:s text:c="8"/>A.y();</text:span></text:span></text:p>
      <text:p text:style-name="P49"><text:span text:style-name="Source_20_Text"><text:span text:style-name="T6"><text:s text:c="4"/>}</text:span></text:span></text:p>
      <text:p text:style-name="P50"><text:span text:style-name="Source_20_Text"><text:span text:style-name="T6">}</text:span></text:span></text:p>
      <text:p text:style-name="P51">// compila e imprime x e y</text:p>
      <text:p text:style-name="P41"/>
      <text:p text:style-name="P41"/>
      <text:p text:style-name="P41"/>
      <text:p text:style-name="P41"/>
      <text:p text:style-name="P42"/>
      <text:p text:style-name="P27"><text:span text:style-name="T24">3 Create an overloaded method</text:span><text:span text:style-name="T25"> </text:span><text:span text:style-name="T24">(Crie um método sobrecarregado)</text:span></text:p>
      <text:p text:style-name="P28"/>
      <text:p text:style-name="P44"><text:tab/>É quando um método tem o mesmo nome, porém com argumentos diferentes e/ou tipos de argumentos diferentes.</text:p>
      <text:p text:style-name="P44"/>
      <text:p text:style-name="P29">DICAS</text:p>
      <text:p text:style-name="P43"/>
      <text:p text:style-name="P43">- <text:span text:style-name="T8">modificadores de acesso</text:span> e tipos de <text:span text:style-name="T8">retorno de métodos</text:span> não sobrecarregam o métodos, ou seja, mesmo que um método tenha argumentos e nome iguais mas modificadores/retorno diferente, os métodos <text:span text:style-name="T23">não serão diferenciados e continuarão iguais</text:span>;</text:p>
      <text:p text:style-name="P43">- <text:span text:style-name="T23">métodos com polimorfismo (String é um Object) o compilador irá chamar o método com tipo mais específico. Ex:</text:span></text:p>
      <text:p text:style-name="P43"><text:tab/></text:p>
      <text:p text:style-name="P43"><text:tab/><text:span text:style-name="T23">static void metodo(Object o) {}</text:span></text:p>
      <text:p text:style-name="P43"><text:tab/><text:span text:style-name="T23">static void metodo(String s) {}</text:span></text:p>
      <text:p text:style-name="P43"/>
      <text:p text:style-name="P43"><text:tab/>// <text:span text:style-name="T23">no main</text:span></text:p>
      <text:p text:style-name="P43"><text:tab/><text:span text:style-name="T23">metodo(); // irá chamar o com String</text:span></text:p>
      <text:p text:style-name="P43"/>
      <text:p text:style-name="P43">- <text:span text:style-name="T23">a troca de ordem de argumentos funciona como sobrecarga. Ex:</text:span></text:p>
      <text:p text:style-name="P5"><text:span text:style-name="T5"><text:tab/></text:span><text:span text:style-name="Source_20_Text"><text:span text:style-name="T6">void metodo(int i, double x) {}</text:span></text:span></text:p>
      <text:p text:style-name="Preformatted_20_Text"><text:span text:style-name="Source_20_Text"><text:span text:style-name="T6"><text:s text:c="4"/><text:tab/>void metodo(double x, int i) {}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/></text:span></text:p>
      <text:p text:style-name="P10">4 Differentiate between default and defined constructors (Diferencie entre construtores definidos e default (padrão))</text:p>
      <text:p text:style-name="P10"/>
      <text:p text:style-name="P10"/>
      <text:p text:style-name="P18">Construtor padrão</text:p>
      <text:p text:style-name="P19"><text:tab/></text:p>
      <text:p text:style-name="P19"><text:tab/><text:span text:style-name="T14">Quando nenhum construtor é definido pelo usuário. Este construtor não tem argumentos e tem a mesma visibilidade da classe e tem a chamada super.</text:span></text:p>
      <text:p text:style-name="P31"/>
      <text:p text:style-name="P21"><text:span text:style-name="T23">D</text:span>ICAS</text:p>
      <text:p text:style-name="P21"/>
      <text:p text:style-name="P32">- caso seja adicionado um construtor, o padrão deixa de existir;</text:p>
      <text:p text:style-name="P32">- inicializações de variáveis que estão juntamente com a declaração das variáveis, acontecem antes do contrutor;</text:p>
      <text:p text:style-name="P32">- <text:span text:style-name="T26">variáveis membro são inicializadas automaticamente (numéricas = 0, boolean = false e referência = null);</text:span></text:p>
      <text:p text:style-name="P32">- <text:span text:style-name="T29">se nenhum construtor for definido, o modificador de acesso do construtor padrão é o mesmo da classe;</text:span></text:p>
      <text:p text:style-name="P32">- <text:span text:style-name="T29">se for definido um construtor, seu modificador será o que foi definido na sua declaração.</text:span></text:p>
      <text:p text:style-name="P32"/>
      <text:p text:style-name="P32"/>
      <text:p text:style-name="P32"/>
      <text:p text:style-name="P11">5 Create and overload methods (Crie e sobrecarregue métodos)</text:p>
      <text:p text:style-name="P11"><text:soft-page-break/></text:p>
      <text:p text:style-name="P20"><text:span text:style-name="T14"><text:tab/></text:span><text:span text:style-name="T15">Construtores podem ser sobrecarregados. </text:span></text:p>
      <text:p text:style-name="P33"/>
      <text:p text:style-name="P22">DICAS</text:p>
      <text:p text:style-name="P22"/>
      <text:p text:style-name="P33">- a primeira instrução do construtor deve ser o this() (caso seja necessário usá-la);</text:p>
      <text:p text:style-name="P33">- não é possível ter 2 chamadas ao this();</text:p>
      <text:p text:style-name="P33">- o this() chama o construtor da classe compatível com sua assinatura;</text:p>
      <text:p text:style-name="P33">- o this() pode ter argumentos;</text:p>
      <text:p text:style-name="P33">- o this() não pode ser um método da classe, pois o objeto não foi construído ainda;</text:p>
      <text:p text:style-name="P33">- <text:span text:style-name="T27">métodos </text:span><text:span text:style-name="T9">private </text:span><text:span text:style-name="T27">não podem ser sobreescritos;</text:span></text:p>
      <text:p text:style-name="P33">- <text:span text:style-name="T28">herança tem alto acoplamento;</text:span></text:p>
      <text:p text:style-name="P33"/>
      <text:p text:style-name="P33"/>
      <text:p text:style-name="P33"/>
      <text:p text:style-name="P33"/>
      <text:p text:style-name="P14">6 Apply access modifiers (Aplique modificadores de acesso)</text:p>
      <text:p text:style-name="P12"/>
      <text:p text:style-name="P35"><text:tab/>Modificadores de acesso são quem manipulam o encapsulamento. Definem que parte de uma classe poderá ser visualizada e acessessada por classes de pacotes diferentes.</text:p>
      <text:p text:style-name="P34"/>
      <text:p text:style-name="P23">DICAS</text:p>
      <text:p text:style-name="P23"/>
      <text:p text:style-name="P36">- <text:span text:style-name="T8">classes</text:span> e <text:span text:style-name="T8">interfaces </text:span>só aceitam modificadores <text:span text:style-name="T8">public</text:span> e <text:span text:style-name="T8">default </text:span><text:span text:style-name="T11">(package private)</text:span>;</text:p>
      <text:p text:style-name="P36">- <text:span text:style-name="T8">construtores</text:span>, <text:span text:style-name="T8">variáveis</text:span> e <text:span text:style-name="T8">métodos</text:span> podem receber qualquer um dos 4 modificadores;</text:p>
      <text:p text:style-name="P36">- variáveis locais (declaradas dentro de construtores e métodos) não podem receber modificadores de acesso;</text:p>
      <text:p text:style-name="P36"/>
      <text:p text:style-name="P36"/>
      <text:p text:style-name="P36"/>
      <text:p text:style-name="P24">PROTECTED</text:p>
      <text:p text:style-name="P24"/>
      <text:p text:style-name="P24"><text:tab/><text:span text:style-name="T13">Classes e membros com este modificador podem ser acessados por clas</text:span><text:span text:style-name="T17">s</text:span><text:span text:style-name="T13">es, interfaces </text:span><text:span text:style-name="T16">e enum </text:span><text:span text:style-name="T13">no mesmo pacote e por qualquer classe que estenda aquela onde o membro foi definido, independente do pacote.</text:span></text:p>
      <text:p text:style-name="P24"/>
      <text:p text:style-name="P24"/>
      <text:p text:style-name="P24"/>
      <text:p text:style-name="P24">DEFAULT <text:span text:style-name="T29">(PACKAGE-PRIVATE)</text:span></text:p>
      <text:p text:style-name="P24"/>
      <text:p text:style-name="P24"><text:tab/><text:span text:style-name="T13">Se nenhum modificador for informado, ele será DEFAULT. Classes e membros da classe só serão acessados dentro do mesmo pacote.</text:span></text:p>
      <text:p text:style-name="P24"/>
      <text:p text:style-name="P24">DICAS</text:p>
      <text:p text:style-name="P24"/>
      <text:p text:style-name="P37">- no Java 8 a palavra default pode ser usada para definir uma implementação inicial de um método;</text:p>
      <text:p text:style-name="P37">- se a classe for default, não importa os modificadores dos membros dessa classe, tudo será default.</text:p>
      <text:p text:style-name="P37"/>
      <text:p text:style-name="P37"/>
      <text:p text:style-name="P37"/>
      <text:p text:style-name="P24">PRIVATE</text:p>
      <text:p text:style-name="P37"/>
      <text:p text:style-name="P37"><text:tab/>Mais restritivo. Mem<text:span text:style-name="T33">bros</text:span> só podem ser acessados de dentro da pŕopria classe <text:span text:style-name="T8">e de nenhum outro lugar</text:span>.</text:p>
      <text:p text:style-name="P37"/>
      <text:p text:style-name="P24">DICAS</text:p>
      <text:p text:style-name="P24"/>
      <text:p text:style-name="P37">- <text:span text:style-name="T8">classes aninhadas ou anônimas</text:span> podem acessar membros privados da classe onde estão contidas;</text:p>
      <text:p text:style-name="P37">- <text:span text:style-name="T8">métodos privados e default não podem ser sobreescritos</text:span>. Se uma classe o “sobreescreve”, <text:span text:style-name="T8">aquele é um método totalmente novo</text:span>;</text:p>
      <text:p text:style-name="P37">- <text:span text:style-name="T10">classes/interfaces/enum top-level</text:span><text:span text:style-name="T29"> não podem ser </text:span><text:span text:style-name="T10">private</text:span><text:span text:style-name="T29"> nem </text:span><text:span text:style-name="T10">protected</text:span><text:span text:style-name="T29">.</text:span></text:p>
      <text:p text:style-name="P37"/>
      <text:p text:style-name="P37"><text:soft-page-break/></text:p>
      <text:p text:style-name="P37"/>
      <text:p text:style-name="P37"/>
      <text:p text:style-name="P15">7 Apply encapsulation principles to a class (Aplique os princípios de encapsulamento a uma classe)</text:p>
      <text:p text:style-name="P13"/>
      <text:p text:style-name="P13"><text:span text:style-name="T18"><text:tab/></text:span><text:span text:style-name="T19">São os princípios de encapsular as variáveis para evitar manipulação direta.</text:span></text:p>
      <text:p text:style-name="P13"/>
      <text:p text:style-name="P13"/>
      <text:p text:style-name="P16">8 Determine the effect upon object references and primitive values when they are passed into methods that change the values (Determine o efeito sob referências a objetos e tipos primitivos quando são passados dentro de métodos que mudam valores)</text:p>
      <text:p text:style-name="P16"/>
      <text:p text:style-name="P25">DICAS</text:p>
      <text:p text:style-name="P16"/>
      <text:p text:style-name="P45"><text:span text:style-name="T30">- </text:span><text:span text:style-name="T12">HEAP </text:span><text:span text:style-name="T30">é o lugar onde são guardados os objetos criados durante a execução;</text:span></text:p>
      <text:p text:style-name="P45"><text:span text:style-name="T30">- </text:span><text:span text:style-name="T12">PILHA</text:span><text:span text:style-name="T30"> é onde são empilhados os métodos invocados na mesma ordem em que foram chamados;</text:span></text:p>
      <text:p text:style-name="P45"><text:span text:style-name="T30">- somente variáveis podem ter o </text:span><text:span text:style-name="T12">incremento</text:span><text:span text:style-name="T30"> e </text:span><text:span text:style-name="T12">decremento</text:span><text:span text:style-name="T30">;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181in" fo:margin-bottom="0.1181in" fo:margin-left="0.1181in" fo:margin-right="0.118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1:05:21.201000000</meta:creation-date>
    <dc:date>2017-09-14T00:27:31.057544400</dc:date>
    <meta:editing-duration>PT4H17M5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104" meta:word-count="988" meta:character-count="6246" meta:non-whitespace-character-count="5270"/>
  </office:meta>
</office:document-meta>
</file>